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 style:list-style-name="WWNum3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Heading_20_3" style:list-style-name="WWNum2">
      <style:paragraph-properties fo:margin-left="0.5in" fo:margin-right="0in" fo:text-align="start" style:justify-single-word="false" fo:text-indent="-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8">Date: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p text:style-name="P1">+</text:p>
                  <text:p text:style-name="P1">+</text:p>
                  <text:p text:style-name="Heading_20_3">Highest spoon usage</text:p>
                  <text:p text:style-name="P1">-</text:p>
                  <text:p text:style-name="P1">-</text:p>
                  <text:p text:style-name="Heading_20_3">Balanced Activities (loss and gain in same activity)</text:p>
                  <text:p text:style-name="P1">~</text:p>
                  <text:p text:style-name="P1">~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710428430" text:style-name="WWNum1">
                    <text:list-item>
                      <text:p text:style-name="P7"/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0732365818814" text:continue-numbering="true" text:style-name="WWNum1">
                    <text:list-item>
                      <text:p text:style-name="P7"/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0733460128235" text:continue-numbering="true" text:style-name="WWNum1">
                    <text:list-item>
                      <text:p text:style-name="P7"/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0733342795278" text:continue-numbering="true" text:style-name="WWNum1">
                    <text:list-item>
                      <text:p text:style-name="P7"/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eading_20_2">Focus</text:p>
                  <text:p text:style-name="Heading_20_3">What activities or projects did you focus on today?</text:p>
                  <text:list xml:id="list2724210137" text:style-name="WWNum3">
                    <text:list-item>
                      <text:p text:style-name="P9"/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Heading_20_3">Highlight of the day: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/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Heading_20_2">Completed Tasks</text:p>
                  <text:p text:style-name="Heading_20_3">What did you finish today?</text:p>
                  <text:list xml:id="list2059870433" text:style-name="WWNum2">
                    <text:list-item>
                      <text:p text:style-name="P10"/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2" meta:word-count="100" meta:character-count="512" meta:non-whitespace-character-count="439"/>
    <meta:generator>LibreOfficeDev/6.0.5.2$Linux_X86_64 LibreOffice_project/</meta:generator>
  </office:meta>
</office:document-meta>
</file>